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4120a" officeooo:paragraph-rsid="0014120a"/>
    </style:style>
    <style:style style:name="P2" style:family="paragraph" style:parent-style-name="Standard">
      <style:text-properties officeooo:rsid="0014120a" officeooo:paragraph-rsid="001b3f66"/>
    </style:style>
    <style:style style:name="P3" style:family="paragraph" style:parent-style-name="Standard">
      <style:text-properties officeooo:rsid="0016b770" officeooo:paragraph-rsid="0016b770"/>
    </style:style>
    <style:style style:name="P4" style:family="paragraph" style:parent-style-name="Standard">
      <style:text-properties officeooo:rsid="001854ae" officeooo:paragraph-rsid="001854ae"/>
    </style:style>
    <style:style style:name="P5" style:family="paragraph" style:parent-style-name="Standard">
      <style:text-properties officeooo:rsid="001e856a" officeooo:paragraph-rsid="001e856a"/>
    </style:style>
    <style:style style:name="P6" style:family="paragraph" style:parent-style-name="Standard">
      <style:text-properties officeooo:rsid="00298c16" officeooo:paragraph-rsid="0078ac02"/>
    </style:style>
    <style:style style:name="P7" style:family="paragraph" style:parent-style-name="Standard">
      <style:text-properties officeooo:rsid="00353a69" officeooo:paragraph-rsid="00353a69"/>
    </style:style>
    <style:style style:name="P8" style:family="paragraph" style:parent-style-name="Standard">
      <style:text-properties officeooo:rsid="00355798" officeooo:paragraph-rsid="00355798"/>
    </style:style>
    <style:style style:name="P9" style:family="paragraph" style:parent-style-name="Standard">
      <style:text-properties officeooo:rsid="0038a14c" officeooo:paragraph-rsid="0038a14c"/>
    </style:style>
    <style:style style:name="P10" style:family="paragraph" style:parent-style-name="Standard">
      <style:text-properties officeooo:rsid="003e80cd" officeooo:paragraph-rsid="003e80cd"/>
    </style:style>
    <style:style style:name="P11" style:family="paragraph" style:parent-style-name="Standard">
      <style:text-properties officeooo:paragraph-rsid="006df76e"/>
    </style:style>
    <style:style style:name="P12" style:family="paragraph" style:parent-style-name="Standard">
      <style:text-properties fo:font-weight="bold" officeooo:rsid="0014120a" officeooo:paragraph-rsid="0014120a" style:font-weight-asian="bold" style:font-weight-complex="bold"/>
    </style:style>
    <style:style style:name="P13" style:family="paragraph" style:parent-style-name="Standard">
      <style:text-properties fo:font-weight="bold" officeooo:rsid="0014120a" officeooo:paragraph-rsid="001c7e77" style:font-weight-asian="bold" style:font-weight-complex="bold"/>
    </style:style>
    <style:style style:name="P14" style:family="paragraph" style:parent-style-name="Standard">
      <style:text-properties fo:font-weight="bold" officeooo:rsid="0016b770" officeooo:paragraph-rsid="0016b770" style:font-weight-asian="bold" style:font-weight-complex="bold"/>
    </style:style>
    <style:style style:name="P15" style:family="paragraph" style:parent-style-name="Standard">
      <style:text-properties officeooo:rsid="006c3ea1" officeooo:paragraph-rsid="0076ff84"/>
    </style:style>
    <style:style style:name="P16" style:family="paragraph" style:parent-style-name="Standard">
      <style:text-properties fo:color="#000000" officeooo:rsid="007f5db2" officeooo:paragraph-rsid="007f5db2"/>
    </style:style>
    <style:style style:name="P17" style:family="paragraph" style:parent-style-name="Standard">
      <style:text-properties fo:color="#ff3333" officeooo:rsid="00298c16" officeooo:paragraph-rsid="002cf7b1" fo:background-color="transparent"/>
    </style:style>
    <style:style style:name="P18" style:family="paragraph" style:parent-style-name="Bibliography_20_1">
      <style:text-properties officeooo:paragraph-rsid="001c7e77"/>
    </style:style>
    <style:style style:name="P19" style:family="paragraph" style:parent-style-name="Standard">
      <style:text-properties fo:color="#000000" officeooo:rsid="0080cd6b" officeooo:paragraph-rsid="0080cd6b" fo:background-color="transparen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5ffe8c" style:font-weight-asian="bold" style:font-weight-complex="bold"/>
    </style:style>
    <style:style style:name="T4" style:family="text">
      <style:text-properties fo:font-style="italic" style:font-style-asian="italic"/>
    </style:style>
    <style:style style:name="T5" style:family="text">
      <style:text-properties officeooo:rsid="00186125"/>
    </style:style>
    <style:style style:name="T6" style:family="text">
      <style:text-properties officeooo:rsid="001e5ab4"/>
    </style:style>
    <style:style style:name="T7" style:family="text">
      <style:text-properties officeooo:rsid="0021baea"/>
    </style:style>
    <style:style style:name="T8" style:family="text">
      <style:text-properties officeooo:rsid="002f9fa0"/>
    </style:style>
    <style:style style:name="T9" style:family="text">
      <style:text-properties officeooo:rsid="0030a628"/>
    </style:style>
    <style:style style:name="T10" style:family="text">
      <style:text-properties officeooo:rsid="00362273"/>
    </style:style>
    <style:style style:name="T11" style:family="text">
      <style:text-properties officeooo:rsid="003901c1"/>
    </style:style>
    <style:style style:name="T12" style:family="text">
      <style:text-properties officeooo:rsid="003c6384"/>
    </style:style>
    <style:style style:name="T13" style:family="text">
      <style:text-properties officeooo:rsid="003e0889"/>
    </style:style>
    <style:style style:name="T14" style:family="text">
      <style:text-properties officeooo:rsid="0040cb5e"/>
    </style:style>
    <style:style style:name="T15" style:family="text">
      <style:text-properties officeooo:rsid="0045bd0c"/>
    </style:style>
    <style:style style:name="T16" style:family="text">
      <style:text-properties officeooo:rsid="00555d20"/>
    </style:style>
    <style:style style:name="T17" style:family="text">
      <style:text-properties officeooo:rsid="005a0b62"/>
    </style:style>
    <style:style style:name="T18" style:family="text">
      <style:text-properties officeooo:rsid="00611393"/>
    </style:style>
    <style:style style:name="T19" style:family="text">
      <style:text-properties officeooo:rsid="006f9cfd"/>
    </style:style>
    <style:style style:name="T20" style:family="text">
      <style:text-properties officeooo:rsid="00712325"/>
    </style:style>
    <style:style style:name="T21" style:family="text">
      <style:text-properties officeooo:rsid="00756e3a"/>
    </style:style>
    <style:style style:name="T22" style:family="text">
      <style:text-properties officeooo:rsid="0077d777"/>
    </style:style>
    <style:style style:name="T23" style:family="text">
      <style:text-properties officeooo:rsid="0078ac02"/>
    </style:style>
    <style:style style:name="T24" style:family="text">
      <style:text-properties officeooo:rsid="0079c674"/>
    </style:style>
    <style:style style:name="T25" style:family="text">
      <style:text-properties officeooo:rsid="0081ef52"/>
    </style:style>
    <style:style style:name="T26" style:family="text">
      <style:text-properties officeooo:rsid="008254b2"/>
    </style:style>
    <style:style style:name="T27" style:family="text">
      <style:text-properties officeooo:rsid="0083b13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itle</text:span> : <text:span text:style-name="T5">Automated version of FibrilTool ImageJ/Fiji macro </text:span><text:reference-mark-start text:name="ZOTERO_ITEM CSL_CITATION {&quot;citationID&quot;:&quot;29dvqre9pn&quot;,&quot;properties&quot;:{&quot;formattedCitation&quot;:&quot;[1,2]&quot;,&quot;plainCitation&quot;:&quot;[1,2]&quot;},&quot;citationItems&quot;:[{&quot;id&quot;:148,&quot;uris&quot;:[&quot;http://zotero.org/users/local/Tb6dDsgK/items/GWTTS69W&quot;],&quot;uri&quot;:[&quot;http://zotero.org/users/local/Tb6dDsgK/items/GWTTS69W&quot;],&quot;itemData&quot;:{&quot;id&quot;:148,&quot;type&quot;:&quot;article-journal&quot;,&quot;title&quot;:&quot;Mechanical Stress Acts via Katanin to Amplify Differences in Growth Rate between Adjacent Cells in Arabidopsis&quot;,&quot;container-title&quot;:&quot;Cell&quot;,&quot;page&quot;:&quot;439–451&quot;,&quot;volume&quot;:&quot;149&quot;,&quot;issue&quot;:&quot;2&quot;,&quot;source&quot;:&quot;Google Scholar&quot;,&quot;author&quot;:[{&quot;family&quot;:&quot;Uyttewaal&quot;,&quot;given&quot;:&quot;M.&quot;},{&quot;family&quot;:&quot;Burian&quot;,&quot;given&quot;:&quot;A.&quot;},{&quot;family&quot;:&quot;Alim&quot;,&quot;given&quot;:&quot;K.&quot;},{&quot;family&quot;:&quot;Landrein&quot;,&quot;given&quot;:&quot;B.&quot;},{&quot;family&quot;:&quot;Borowska-Wykret&quot;,&quot;given&quot;:&quot;D.&quot;},{&quot;family&quot;:&quot;Dedieu&quot;,&quot;given&quot;:&quot;A.&quot;},{&quot;family&quot;:&quot;Peaucelle&quot;,&quot;given&quot;:&quot;A.&quot;},{&quot;family&quot;:&quot;Ludynia&quot;,&quot;given&quot;:&quot;M.&quot;},{&quot;family&quot;:&quot;Traas&quot;,&quot;given&quot;:&quot;J.&quot;},{&quot;family&quot;:&quot;Boudaoud&quot;,&quot;given&quot;:&quot;A.&quot;},{&quot;family&quot;:&quot;Kwiatkowska&quot;,&quot;given&quot;:&quot;D.&quot;},{&quot;family&quot;:&quot;Hamant&quot;,&quot;given&quot;:&quot;O.&quot;}],&quot;issued&quot;:{&quot;date-parts&quot;:[[&quot;2012&quot;]]}}},{&quot;id&quot;:726,&quot;uris&quot;:[&quot;http://zotero.org/users/local/Tb6dDsgK/items/IU2NINAU&quot;],&quot;uri&quot;:[&quot;http://zotero.org/users/local/Tb6dDsgK/items/IU2NINAU&quot;],&quot;itemData&quot;:{&quot;id&quot;:726,&quot;type&quot;:&quot;article-journal&quot;,&quot;title&quot;:&quot;FibrilTool, an ImageJ plug-in to quantify fibrillar structures in raw microscopy images&quot;,&quot;container-title&quot;:&quot;Nature Protocols&quot;,&quot;page&quot;:&quot;457-463&quot;,&quot;volume&quot;:&quot;9&quot;,&quot;issue&quot;:&quot;2&quot;,&quot;source&quot;:&quot;CrossRef&quot;,&quot;DOI&quot;:&quot;10.1038/nprot.2014.024&quot;,&quot;ISSN&quot;:&quot;1754-2189, 1750-2799&quot;,&quot;author&quot;:[{&quot;family&quot;:&quot;Boudaoud&quot;,&quot;given&quot;:&quot;A.&quot;},{&quot;family&quot;:&quot;Burian&quot;,&quot;given&quot;:&quot;A.&quot;},{&quot;family&quot;:&quot;Borowska-Wykręt&quot;,&quot;given&quot;:&quot;D.&quot;},{&quot;family&quot;:&quot;Uyttewaal&quot;,&quot;given&quot;:&quot;M.&quot;},{&quot;family&quot;:&quot;Wrzalik&quot;,&quot;given&quot;:&quot;R.&quot;},{&quot;family&quot;:&quot;Kwiatkowska&quot;,&quot;given&quot;:&quot;D.&quot;},{&quot;family&quot;:&quot;Hamant&quot;,&quot;given&quot;:&quot;O.&quot;}],&quot;issued&quot;:{&quot;date-parts&quot;:[[&quot;2014&quot;]]}}}],&quot;schema&quot;:&quot;https://github.com/citation-style-language/schema/raw/master/csl-citation.json&quot;} RNDfFtOfmOJn4"/><text:span text:style-name="T5">[1,2]</text:span><text:reference-mark-end text:name="ZOTERO_ITEM CSL_CITATION {&quot;citationID&quot;:&quot;29dvqre9pn&quot;,&quot;properties&quot;:{&quot;formattedCitation&quot;:&quot;[1,2]&quot;,&quot;plainCitation&quot;:&quot;[1,2]&quot;},&quot;citationItems&quot;:[{&quot;id&quot;:148,&quot;uris&quot;:[&quot;http://zotero.org/users/local/Tb6dDsgK/items/GWTTS69W&quot;],&quot;uri&quot;:[&quot;http://zotero.org/users/local/Tb6dDsgK/items/GWTTS69W&quot;],&quot;itemData&quot;:{&quot;id&quot;:148,&quot;type&quot;:&quot;article-journal&quot;,&quot;title&quot;:&quot;Mechanical Stress Acts via Katanin to Amplify Differences in Growth Rate between Adjacent Cells in Arabidopsis&quot;,&quot;container-title&quot;:&quot;Cell&quot;,&quot;page&quot;:&quot;439–451&quot;,&quot;volume&quot;:&quot;149&quot;,&quot;issue&quot;:&quot;2&quot;,&quot;source&quot;:&quot;Google Scholar&quot;,&quot;author&quot;:[{&quot;family&quot;:&quot;Uyttewaal&quot;,&quot;given&quot;:&quot;M.&quot;},{&quot;family&quot;:&quot;Burian&quot;,&quot;given&quot;:&quot;A.&quot;},{&quot;family&quot;:&quot;Alim&quot;,&quot;given&quot;:&quot;K.&quot;},{&quot;family&quot;:&quot;Landrein&quot;,&quot;given&quot;:&quot;B.&quot;},{&quot;family&quot;:&quot;Borowska-Wykret&quot;,&quot;given&quot;:&quot;D.&quot;},{&quot;family&quot;:&quot;Dedieu&quot;,&quot;given&quot;:&quot;A.&quot;},{&quot;family&quot;:&quot;Peaucelle&quot;,&quot;given&quot;:&quot;A.&quot;},{&quot;family&quot;:&quot;Ludynia&quot;,&quot;given&quot;:&quot;M.&quot;},{&quot;family&quot;:&quot;Traas&quot;,&quot;given&quot;:&quot;J.&quot;},{&quot;family&quot;:&quot;Boudaoud&quot;,&quot;given&quot;:&quot;A.&quot;},{&quot;family&quot;:&quot;Kwiatkowska&quot;,&quot;given&quot;:&quot;D.&quot;},{&quot;family&quot;:&quot;Hamant&quot;,&quot;given&quot;:&quot;O.&quot;}],&quot;issued&quot;:{&quot;date-parts&quot;:[[&quot;2012&quot;]]}}},{&quot;id&quot;:726,&quot;uris&quot;:[&quot;http://zotero.org/users/local/Tb6dDsgK/items/IU2NINAU&quot;],&quot;uri&quot;:[&quot;http://zotero.org/users/local/Tb6dDsgK/items/IU2NINAU&quot;],&quot;itemData&quot;:{&quot;id&quot;:726,&quot;type&quot;:&quot;article-journal&quot;,&quot;title&quot;:&quot;FibrilTool, an ImageJ plug-in to quantify fibrillar structures in raw microscopy images&quot;,&quot;container-title&quot;:&quot;Nature Protocols&quot;,&quot;page&quot;:&quot;457-463&quot;,&quot;volume&quot;:&quot;9&quot;,&quot;issue&quot;:&quot;2&quot;,&quot;source&quot;:&quot;CrossRef&quot;,&quot;DOI&quot;:&quot;10.1038/nprot.2014.024&quot;,&quot;ISSN&quot;:&quot;1754-2189, 1750-2799&quot;,&quot;author&quot;:[{&quot;family&quot;:&quot;Boudaoud&quot;,&quot;given&quot;:&quot;A.&quot;},{&quot;family&quot;:&quot;Burian&quot;,&quot;given&quot;:&quot;A.&quot;},{&quot;family&quot;:&quot;Borowska-Wykręt&quot;,&quot;given&quot;:&quot;D.&quot;},{&quot;family&quot;:&quot;Uyttewaal&quot;,&quot;given&quot;:&quot;M.&quot;},{&quot;family&quot;:&quot;Wrzalik&quot;,&quot;given&quot;:&quot;R.&quot;},{&quot;family&quot;:&quot;Kwiatkowska&quot;,&quot;given&quot;:&quot;D.&quot;},{&quot;family&quot;:&quot;Hamant&quot;,&quot;given&quot;:&quot;O.&quot;}],&quot;issued&quot;:{&quot;date-parts&quot;:[[&quot;2014&quot;]]}}}],&quot;schema&quot;:&quot;https://github.com/citation-style-language/schema/raw/master/csl-citation.json&quot;} RNDfFtOfmOJn4"/></text:p>
      <text:p text:style-name="P1"/>
      <text:p text:style-name="P12">Author<text:span text:style-name="T21">(</text:span>s<text:span text:style-name="T21">)</text:span> + mail</text:p>
      <text:p text:style-name="P4">Marion <text:span text:style-name="T6">Louveaux. marion (dot) louveaux (at) gmail (dot) com</text:span></text:p>
      <text:p text:style-name="P4"/>
      <text:p text:style-name="P12">Brief description</text:p>
      <text:p text:style-name="P5"><text:span text:style-name="T7">In this</text:span> <text:span text:style-name="T16">automated </text:span>version, <text:span text:style-name="T16">user draw and save all ROI first and then let the macro compute automatically microtubule orientation on the set of ROI.</text:span></text:p>
      <text:p text:style-name="P1"/>
      <text:p text:style-name="P14">Requirement<text:span text:style-name="T8">s</text:span></text:p>
      <text:p text:style-name="P6"><text:span text:style-name="T22">.png </text:span>2D projection of <text:span text:style-name="T17">one or several </text:span>confocal stacks of <text:span text:style-name="T19">fibrils (microtubules, actin…)</text:span>, <text:span text:style-name="T9">and associated cell contours saved as a unique RoiSet.zip file <text:s/>on ImageJ/Fiji. Projection file and RoiSet.zip file must share the same name, for instance « 2015-08-20_LTi6B_A_T24h.png » and <text:s/>« 2015-08-20_LTi6B_A_T24h_RoiSet.zip » and be stored in the same working directory. See attached example of working directory (Working_dir.zip).</text:span></text:p>
      <text:p text:style-name="P16"><text:span text:style-name="T27">Y</text:span>ou can include in your directory .png images without any ROI (they will be skipped) and you can have single ROI (<text:span text:style-name="T9">« 2015-08-20_LTi6B_A_T24h.</text:span>roi<text:span text:style-name="T9"> »</text:span>).</text:p>
      <text:p text:style-name="P19"><text:span text:style-name="T27">Yo</text:span>u can choose between .png, .tif and .tiff images. In Full_Log you now get the real name of the ROI instead of a<text:span text:style-name="T25">n incrementing</text:span> number, <text:span text:style-name="T26">after the name of the image.</text:span></text:p>
      <text:p text:style-name="P17"/>
      <text:p text:style-name="P7"><text:span text:style-name="T3">Running</text:span><text:span text:style-name="T2"> the macro</text:span></text:p>
      <text:p text:style-name="P15">1. Choose <text:span text:style-name="T23">working </text:span>directory <text:span text:style-name="T23">(see Requirements).</text:span></text:p>
      <text:p text:style-name="P7"/>
      <text:p text:style-name="P7"><text:span text:style-name="T24">2</text:span>. Select Channels</text:p>
      <text:p text:style-name="P7">As in manual version, select channels color <text:span text:style-name="T18">of</text:span> fibrils and channel <text:span text:style-name="T18">color to</text:span> draw mean orientation. </text:p>
      <text:p text:style-name="P7"/>
      <text:p text:style-name="P8"><text:span text:style-name="T24">3</text:span>. Macro is processing</text:p>
      <text:p text:style-name="P8">Do not click on your screen, let the macro work. <text:span text:style-name="T20">As t</text:span>here is not batch mode for the moment, clicking may interfere with the definition of the active window. <text:span text:style-name="T10">This step is very slow, do not hesitate to run it overnight. If process abort for unknown reason, do not hesitate to run macro again (without modifying anything). This solve the problem in most of the cases.</text:span></text:p>
      <text:p text:style-name="P7"/>
      <text:p text:style-name="P9">During this step, macro take<text:span text:style-name="T12">s</text:span> each ROI of a given set one by one and compute<text:span text:style-name="T13">s</text:span> fibril orientation. <text:span text:style-name="T11">If there is several RoiSet files, macro loops over all given RoiSets.</text:span></text:p>
      <text:p text:style-name="P9"/>
      <text:p text:style-name="P10"><text:span text:style-name="T24">4</text:span>. <text:span text:style-name="T14">Macro output</text:span></text:p>
      <text:p text:style-name="P11"><text:span text:style-name="T15">For each projection, the macro saves several files. A Log.txt file containing all informations on microtubule orientation (angle and quality) for ROI <text:s/>(e.g. each cell contour) of this projection (see </text:span><text:reference-mark-start text:name="ZOTERO_ITEM CSL_CITATION {&quot;citationID&quot;:&quot;3eo5oobhn&quot;,&quot;properties&quot;:{&quot;formattedCitation&quot;:&quot;[2]&quot;,&quot;plainCitation&quot;:&quot;[2]&quot;},&quot;citationItems&quot;:[{&quot;id&quot;:726,&quot;uris&quot;:[&quot;http://zotero.org/users/local/Tb6dDsgK/items/IU2NINAU&quot;],&quot;uri&quot;:[&quot;http://zotero.org/users/local/Tb6dDsgK/items/IU2NINAU&quot;],&quot;itemData&quot;:{&quot;id&quot;:726,&quot;type&quot;:&quot;article-journal&quot;,&quot;title&quot;:&quot;FibrilTool, an ImageJ plug-in to quantify fibrillar structures in raw microscopy images&quot;,&quot;container-title&quot;:&quot;Nature Protocols&quot;,&quot;page&quot;:&quot;457-463&quot;,&quot;volume&quot;:&quot;9&quot;,&quot;issue&quot;:&quot;2&quot;,&quot;source&quot;:&quot;CrossRef&quot;,&quot;DOI&quot;:&quot;10.1038/nprot.2014.024&quot;,&quot;ISSN&quot;:&quot;1754-2189, 1750-2799&quot;,&quot;author&quot;:[{&quot;family&quot;:&quot;Boudaoud&quot;,&quot;given&quot;:&quot;A.&quot;},{&quot;family&quot;:&quot;Burian&quot;,&quot;given&quot;:&quot;A.&quot;},{&quot;family&quot;:&quot;Borowska-Wykręt&quot;,&quot;given&quot;:&quot;D.&quot;},{&quot;family&quot;:&quot;Uyttewaal&quot;,&quot;given&quot;:&quot;M.&quot;},{&quot;family&quot;:&quot;Wrzalik&quot;,&quot;given&quot;:&quot;R.&quot;},{&quot;family&quot;:&quot;Kwiatkowska&quot;,&quot;given&quot;:&quot;D.&quot;},{&quot;family&quot;:&quot;Hamant&quot;,&quot;given&quot;:&quot;O.&quot;}],&quot;issued&quot;:{&quot;date-parts&quot;:[[&quot;2014&quot;]]}}}],&quot;schema&quot;:&quot;https://github.com/citation-style-language/schema/raw/master/csl-citation.json&quot;} RNDF8vPwyCFDW"/><text:span text:style-name="T15">[2]</text:span><text:reference-mark-end text:name="ZOTERO_ITEM CSL_CITATION {&quot;citationID&quot;:&quot;3eo5oobhn&quot;,&quot;properties&quot;:{&quot;formattedCitation&quot;:&quot;[2]&quot;,&quot;plainCitation&quot;:&quot;[2]&quot;},&quot;citationItems&quot;:[{&quot;id&quot;:726,&quot;uris&quot;:[&quot;http://zotero.org/users/local/Tb6dDsgK/items/IU2NINAU&quot;],&quot;uri&quot;:[&quot;http://zotero.org/users/local/Tb6dDsgK/items/IU2NINAU&quot;],&quot;itemData&quot;:{&quot;id&quot;:726,&quot;type&quot;:&quot;article-journal&quot;,&quot;title&quot;:&quot;FibrilTool, an ImageJ plug-in to quantify fibrillar structures in raw microscopy images&quot;,&quot;container-title&quot;:&quot;Nature Protocols&quot;,&quot;page&quot;:&quot;457-463&quot;,&quot;volume&quot;:&quot;9&quot;,&quot;issue&quot;:&quot;2&quot;,&quot;source&quot;:&quot;CrossRef&quot;,&quot;DOI&quot;:&quot;10.1038/nprot.2014.024&quot;,&quot;ISSN&quot;:&quot;1754-2189, 1750-2799&quot;,&quot;author&quot;:[{&quot;family&quot;:&quot;Boudaoud&quot;,&quot;given&quot;:&quot;A.&quot;},{&quot;family&quot;:&quot;Burian&quot;,&quot;given&quot;:&quot;A.&quot;},{&quot;family&quot;:&quot;Borowska-Wykręt&quot;,&quot;given&quot;:&quot;D.&quot;},{&quot;family&quot;:&quot;Uyttewaal&quot;,&quot;given&quot;:&quot;M.&quot;},{&quot;family&quot;:&quot;Wrzalik&quot;,&quot;given&quot;:&quot;R.&quot;},{&quot;family&quot;:&quot;Kwiatkowska&quot;,&quot;given&quot;:&quot;D.&quot;},{&quot;family&quot;:&quot;Hamant&quot;,&quot;given&quot;:&quot;O.&quot;}],&quot;issued&quot;:{&quot;date-parts&quot;:[[&quot;2014&quot;]]}}}],&quot;schema&quot;:&quot;https://github.com/citation-style-language/schema/raw/master/csl-citation.json&quot;} RNDF8vPwyCFDW"/><text:span text:style-name="T15"> for details of Log.txt file content). Two .tif files on which are projected the orientation of microtubules over stack projection background or over black background. And two new RoiSet.zip files, containing ROI of orientation of fibrils (Mts stands for microtubules) with or without original ROI (e.g. cell contour).</text:span></text:p>
      <text:p text:style-name="P10"/>
      <text:p text:style-name="P3"/>
      <text:p text:style-name="P13">References</text:p>
      <text:section text:style-name="Sect1" text:name="ZOTERO_BIBL {&quot;custom&quot;:[]} CSL_BIBLIOGRAPHY RNDE71fhMKXPS">
        <text:p text:style-name="P18">1. <text:tab/>Uyttewaal M, Burian A, Alim K, Landrein B, Borowska-Wykret D, Dedieu A, Peaucelle A, Ludynia M, Traas J, Boudaoud A, et al.: <text:span text:style-name="T1">Mechanical Stress Acts via Katanin to Amplify Differences in Growth Rate between Adjacent Cells in Arabidopsis</text:span>. <text:span text:style-name="T4">Cell</text:span> 2012, <text:span text:style-name="T1">149</text:span>:439–451.</text:p>
        <text:p text:style-name="P18">2. <text:tab/>Boudaoud A, Burian A, Borowska-Wykręt D, Uyttewaal M, Wrzalik R, Kwiatkowska D, Hamant O: <text:span text:style-name="T1">FibrilTool, an ImageJ plug-in to quantify fibrillar structures in raw microscopy </text:span><text:soft-page-break/><text:span text:style-name="T1">images</text:span>. <text:span text:style-name="T4">Nat. Protoc.</text:span> 2014, <text:span text:style-name="T1">9</text:span>:457–46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ibliography_20_1" style:display-name="Bibliography 1" style:family="paragraph" style:parent-style-name="Index" style:class="index">
      <style:paragraph-properties fo:margin-left="0.2665in" fo:margin-right="0in" fo:margin-top="0in" fo:margin-bottom="0.1665in" loext:contextual-spacing="false" style:line-height-at-least="0.1665in" fo:text-indent="-0.2665in" style:auto-text-indent="false">
        <style:tab-stops>
          <style:tab-stop style:position="0.2665in"/>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1T15:48:33.529046483</meta:creation-date>
    <dc:date>2017-11-27T17:56:48.141372000</dc:date>
    <meta:editing-duration>PT1H9M37S</meta:editing-duration>
    <meta:editing-cycles>120</meta:editing-cycles>
    <meta:generator>LibreOffice/5.2.4.2$MacOSX_X86_64 LibreOffice_project/3d5603e1122f0f102b62521720ab13a38a4e0eb0</meta:generator>
    <meta:document-statistic meta:table-count="0" meta:image-count="0" meta:object-count="0" meta:page-count="2" meta:paragraph-count="21" meta:word-count="449" meta:character-count="2805" meta:non-whitespace-character-count="2373"/>
    <meta:user-defined meta:name="ZOTERO_PREF_1">&lt;data data-version="3" zotero-version="4.0.28.10"&gt;&lt;session id="aU3Q5NDP"/&gt;&lt;style id="http://www.zotero.org/styles/current-opinion-in-plant-biology" hasBibliography="1" bibliographyStyleHasBeenSet="1"/&gt;&lt;prefs&gt;&lt;pref name="fieldType" value="ReferenceMark"/&gt;&lt;</meta:user-defined>
    <meta:user-defined meta:name="ZOTERO_PREF_2">pref name="storeReferences" value="true"/&gt;&lt;pref name="automaticJournalAbbreviations" value="true"/&gt;&lt;pref name="noteType" value=""/&gt;&lt;/prefs&gt;&lt;/data&gt;</meta:user-defined>
  </office:meta>
</office:document-meta>
</file>